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Avant Garde" svg:font-family="'Avant Garde'" style:font-pitch="variable"/>
    <style:font-face style:name="Courier" svg:font-family="Courier" style:font-pitch="variable"/>
    <style:font-face style:name="Courier New" svg:font-family="'Courier New'" style:font-pitch="variable"/>
    <style:font-face style:name="New York" svg:font-family="'New York'" style:font-pitch="variable"/>
    <style:font-face style:name="Palatino" svg:font-family="Palatino" style:font-pitch="variable"/>
    <style:font-face style:name="Times" svg:font-family="Times"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 svg:font-family="Helvetic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569in" fo:margin-left="-0.0785in" table:align="left" style:writing-mode="lr-tb"/>
    </style:style>
    <style:style style:name="Table1.A" style:family="table-column">
      <style:table-column-properties style:column-width="3.325in"/>
    </style:style>
    <style:style style:name="Table1.B" style:family="table-column">
      <style:table-column-properties style:column-width="3.3319in"/>
    </style:style>
    <style:style style:name="Table1.1" style:family="table-row">
      <style:table-row-properties style:keep-together="true" fo:keep-together="auto"/>
    </style:style>
    <style:style style:name="Table1.A1" style:family="table-cell">
      <style:table-cell-properties style:vertical-align="top" fo:background-color="#ffffb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B1" style:family="table-cell">
      <style:table-cell-properties style:vertical-align="top" fo:background-color="#ffffb2" fo:padding-left="0.075in" fo:padding-right="0.075in" fo:padding-top="0in" fo:padding-bottom="0in" fo:border="0.0069in solid #000000" style:writing-mode="lr-tb">
        <style:background-image/>
      </style:table-cell-properties>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2" style:family="table-cell">
      <style:table-cell-properties style:vertical-align="top" fo:padding-left="0.075in" fo:padding-right="0.075in" fo:padding-top="0in" fo:padding-bottom="0in" fo:border="0.0069in solid #000000" style:writing-mode="lr-tb"/>
    </style:style>
    <style:style style:name="P4" style:family="paragraph" style:parent-style-name="Standard">
      <style:text-properties style:font-name="Times New Roman" fo:font-size="10pt" fo:font-weight="bold" style:font-size-asian="10pt" style:font-weight-asian="bold"/>
    </style:style>
    <style:style style:name="P5" style:family="paragraph" style:parent-style-name="Standard">
      <style:paragraph-properties fo:text-align="center" style:justify-single-word="false" style:snap-to-layout-grid="false"/>
      <style:text-properties style:font-name="Times New Roman"/>
    </style:style>
    <style:style style:name="P6" style:family="paragraph" style:parent-style-name="Standard">
      <style:paragraph-properties style:snap-to-layout-grid="false"/>
      <style:text-properties style:font-name="Times New Roman"/>
    </style:style>
    <style:style style:name="P7" style:family="paragraph" style:parent-style-name="Standard">
      <style:paragraph-properties style:snap-to-layout-grid="false"/>
      <style:text-properties style:font-name="Times New Roman" style:text-underline-style="solid" style:text-underline-width="auto" style:text-underline-color="font-color"/>
    </style:style>
    <style:style style:name="P8" style:family="paragraph" style:parent-style-name="Standard">
      <style:paragraph-properties fo:margin-left="0in" fo:margin-right="-0.5in" fo:text-indent="0in" style:auto-text-indent="false"/>
    </style:style>
    <style:style style:name="P9" style:family="paragraph" style:parent-style-name="Standard">
      <style:paragraph-properties fo:margin-left="0in" fo:margin-right="-0.5in" fo:text-indent="0in" style:auto-text-indent="false"/>
      <style:text-properties style:font-name="Times New Roman" fo:font-size="10pt" style:font-size-asian="10pt"/>
    </style:style>
    <style:style style:name="P10" style:family="paragraph" style:parent-style-name="Standard">
      <style:paragraph-properties fo:margin-left="0in" fo:margin-right="-0.5in" fo:text-align="center" style:justify-single-word="false" fo:text-indent="0in" style:auto-text-indent="false"/>
      <style:text-properties style:font-name="Times New Roman" fo:font-size="10pt" style:font-size-asian="10pt"/>
    </style:style>
    <style:style style:name="P11" style:family="paragraph" style:parent-style-name="Standard">
      <style:paragraph-properties fo:margin-left="0in" fo:margin-right="-0.5in" fo:text-align="end" style:justify-single-word="false" fo:text-indent="0in" style:auto-text-indent="false"/>
      <style:text-properties style:font-name="Times New Roman" fo:font-size="10pt" style:font-size-asian="10pt"/>
    </style:style>
    <style:style style:name="P12" style:family="paragraph" style:parent-style-name="Standard">
      <style:paragraph-properties fo:margin-left="0in" fo:margin-right="-0.5in" fo:text-indent="0in" style:auto-text-indent="false"/>
      <style:text-properties style:font-name="Times New Roman" fo:font-size="10pt" style:text-underline-style="solid" style:text-underline-width="auto" style:text-underline-color="font-color" style:font-size-asian="10pt"/>
    </style:style>
    <style:style style:name="P13" style:family="paragraph" style:parent-style-name="Standard">
      <style:paragraph-properties fo:margin-left="0in" fo:margin-right="-0.5in" fo:text-indent="0in" style:auto-text-indent="false"/>
      <style:text-properties style:font-name="Times New Roman" fo:font-size="10pt" fo:font-weight="bold" style:font-size-asian="10pt" style:font-weight-asian="bold"/>
    </style:style>
    <style:style style:name="P14" style:family="paragraph" style:parent-style-name="Standard">
      <style:paragraph-properties fo:margin-left="0in" fo:margin-right="-0.5in" fo:text-align="center" style:justify-single-word="false" fo:text-indent="0in" style:auto-text-indent="false"/>
      <style:text-properties style:font-name="Times New Roman"/>
    </style:style>
    <style:style style:name="P15" style:family="paragraph" style:parent-style-name="Standard">
      <style:paragraph-properties fo:margin-left="0in" fo:margin-right="-0.5in" fo:text-indent="0in" style:auto-text-indent="false"/>
      <style:text-properties style:font-name="Times New Roman" fo:font-size="7pt" style:font-size-asian="7pt"/>
    </style:style>
    <style:style style:name="P16" style:family="paragraph" style:parent-style-name="Standard">
      <style:paragraph-properties fo:margin-left="0in" fo:margin-right="-0.5in" fo:text-align="center" style:justify-single-word="false" fo:text-indent="0in" style:auto-text-indent="false"/>
      <style:text-properties style:font-name="Times New Roman" fo:font-size="7pt" style:font-size-asian="7pt"/>
    </style:style>
    <style:style style:name="P17" style:family="paragraph" style:parent-style-name="Standard">
      <style:paragraph-properties fo:margin-left="0in" fo:margin-right="-0.5in" fo:text-align="justify" style:justify-single-word="false" fo:text-indent="0in" style:auto-text-indent="false"/>
      <style:text-properties style:font-name="Times New Roman" fo:font-size="7pt" style:font-size-asian="7pt"/>
    </style:style>
    <style:style style:name="P18" style:family="paragraph" style:parent-style-name="Standard">
      <style:paragraph-properties fo:margin-left="0in" fo:margin-right="-0.5in" fo:text-align="justify" style:justify-single-word="false" fo:text-indent="0in" style:auto-text-indent="false"/>
      <style:text-properties style:font-name="Times New Roman" fo:font-size="9pt" style:font-size-asian="9pt"/>
    </style:style>
    <style:style style:name="P19" style:family="paragraph" style:parent-style-name="Standard">
      <style:paragraph-properties fo:margin-left="0in" fo:margin-right="-0.5in" fo:text-indent="0in" style:auto-text-indent="false"/>
      <style:text-properties style:font-name="Times New Roman" fo:font-size="11pt" fo:font-weight="bold" style:font-size-asian="11pt" style:font-weight-asian="bold"/>
    </style:style>
    <style:style style:name="P20" style:family="paragraph" style:parent-style-name="Standard">
      <style:paragraph-properties fo:margin-left="0in" fo:margin-right="-0.5in" fo:text-indent="0in" style:auto-text-indent="false"/>
      <style:text-properties style:font-name="Times New Roman" fo:font-size="14pt" style:text-underline-style="solid" style:text-underline-width="auto" style:text-underline-color="font-color" style:font-size-asian="14pt"/>
    </style:style>
    <style:style style:name="P21" style:family="paragraph" style:parent-style-name="Standard">
      <style:paragraph-properties fo:margin-left="0in" fo:margin-right="-0.5in" fo:text-align="center" style:justify-single-word="false" fo:text-indent="0in" style:auto-text-indent="false"/>
      <style:text-properties fo:font-variant="small-caps" style:font-name="Times New Roman"/>
    </style:style>
    <style:style style:name="P22" style:family="paragraph" style:parent-style-name="Standard">
      <style:paragraph-properties fo:margin-left="0in" fo:margin-right="-0.5in" fo:text-indent="0in" style:auto-text-indent="false">
        <style:tab-stops>
          <style:tab-stop style:position="0.5in"/>
          <style:tab-stop style:position="3.8126in"/>
        </style:tab-stops>
      </style:paragraph-properties>
    </style:style>
    <style:style style:name="P23" style:family="paragraph" style:parent-style-name="Standard" style:master-page-name="First_20_Page">
      <style:paragraph-properties fo:margin-left="0in" fo:margin-right="-0.5in" fo:text-align="center" style:justify-single-word="false" fo:text-indent="0in" style:auto-text-indent="false" style:page-number="auto"/>
      <style:text-properties style:font-name="Times New Roman" fo:font-size="10pt" style:font-size-asian="10pt"/>
    </style:style>
    <style:style style:name="P24" style:family="paragraph" style:parent-style-name="Standard">
      <style:paragraph-properties fo:margin-top="0in" fo:margin-bottom="0.0835in"/>
    </style:style>
    <style:style style:name="P25" style:family="paragraph" style:parent-style-name="Standard">
      <style:paragraph-properties fo:margin-top="0in" fo:margin-bottom="0.0835in"/>
      <style:text-properties style:font-name="Times New Roman" fo:font-size="10pt" style:text-underline-style="solid" style:text-underline-width="auto" style:text-underline-color="font-color" style:font-size-asian="10pt"/>
    </style:style>
    <style:style style:name="P26" style:family="paragraph" style:parent-style-name="Standard">
      <style:paragraph-properties fo:margin-left="0.2in" fo:margin-right="-0.5in" fo:text-indent="0in" style:auto-text-indent="false"/>
      <style:text-properties style:font-name="Times New Roman" fo:font-size="10pt" style:text-underline-style="solid" style:text-underline-width="auto" style:text-underline-color="font-color" style:font-size-asian="10pt"/>
    </style:style>
    <style:style style:name="P27" style:family="paragraph" style:parent-style-name="Standard">
      <style:paragraph-properties fo:margin-left="0.2in" fo:margin-right="-0.5in" fo:text-indent="0.1in" style:auto-text-indent="false"/>
    </style:style>
    <style:style style:name="P28" style:family="paragraph" style:parent-style-name="Standard">
      <style:paragraph-properties fo:margin-left="0.3in" fo:margin-right="-0.5in" fo:text-indent="0in" style:auto-text-indent="false"/>
    </style:style>
    <style:style style:name="P29" style:family="paragraph" style:parent-style-name="Standard">
      <style:paragraph-properties fo:margin-left="0.3in" fo:margin-right="-0.5in" fo:text-indent="0in" style:auto-text-indent="false"/>
      <style:text-properties style:font-name="Times New Roman" fo:font-size="10pt" style:font-size-asian="10pt"/>
    </style:style>
    <style:style style:name="P30" style:family="paragraph" style:parent-style-name="Standard">
      <style:paragraph-properties fo:margin-left="0.3in" fo:margin-right="-0.5in" fo:text-indent="0in" style:auto-text-indent="false"/>
      <style:text-properties style:font-name="Times New Roman" fo:font-size="10pt" style:text-underline-style="solid" style:text-underline-width="auto" style:text-underline-color="font-color" style:font-size-asian="10pt"/>
    </style:style>
    <style:style style:name="P31" style:family="paragraph" style:parent-style-name="Standard">
      <style:paragraph-properties fo:margin-left="0.3in" fo:margin-right="-0.5in" fo:text-indent="0in" style:auto-text-indent="false"/>
      <style:text-properties style:font-name="Times New Roman" fo:font-size="10pt" fo:font-style="normal" style:text-underline-style="solid" style:text-underline-width="auto" style:text-underline-color="font-color" style:font-size-asian="10pt" style:font-style-asian="normal" style:font-style-complex="normal"/>
    </style:style>
    <style:style style:name="P32" style:family="paragraph" style:parent-style-name="Standard">
      <style:paragraph-properties fo:margin-left="0.3in" fo:margin-right="-0.5in" fo:text-indent="0in" style:auto-text-indent="false"/>
      <style:text-properties style:font-name="Times New Roman" fo:font-size="10pt" fo:font-style="normal" style:font-size-asian="10pt" style:font-style-asian="normal" style:font-style-complex="normal"/>
    </style:style>
    <style:style style:name="P33" style:family="paragraph" style:parent-style-name="Standard">
      <style:paragraph-properties fo:margin-left="0.3126in" fo:margin-right="-0.5in" fo:text-indent="0in" style:auto-text-indent="false"/>
      <style:text-properties style:font-name="Times New Roman" fo:font-size="10pt" style:text-underline-style="solid" style:text-underline-width="auto" style:text-underline-color="font-color" style:font-size-asian="10pt"/>
    </style:style>
    <style:style style:name="P34" style:family="paragraph" style:parent-style-name="Standard">
      <style:paragraph-properties fo:margin-left="0.3in" fo:margin-right="-0.5in" fo:text-indent="-0.3in" style:auto-text-indent="false" fo:break-before="page"/>
      <style:text-properties style:font-name="Times New Roman" fo:font-size="10pt" fo:font-weight="bold" style:font-size-asian="10pt" style:font-weight-asian="bold"/>
    </style:style>
    <style:style style:name="P35" style:family="paragraph" style:parent-style-name="Standard">
      <style:paragraph-properties fo:margin-left="0.3in" fo:margin-right="-0.5in" fo:text-indent="-0.3in" style:auto-text-indent="false"/>
      <style:text-properties style:font-name="Times New Roman" fo:font-size="10pt" fo:font-weight="bold" style:font-size-asian="10pt" style:font-weight-asian="bold"/>
    </style:style>
    <style:style style:name="P36" style:family="paragraph" style:parent-style-name="Standard">
      <style:paragraph-properties fo:margin-left="0.3in" fo:margin-right="0in" fo:text-indent="-0.3in" style:auto-text-indent="false"/>
    </style:style>
    <style:style style:name="P37" style:family="paragraph" style:parent-style-name="Standard">
      <style:paragraph-properties fo:margin-left="3in" fo:margin-right="-0.5in" fo:text-indent="0.5in" style:auto-text-indent="false"/>
      <style:text-properties style:font-name="Times New Roman" fo:font-size="10pt" style:font-size-asian="10pt"/>
    </style:style>
    <style:style style:name="P38" style:family="paragraph" style:parent-style-name="Standard">
      <style:paragraph-properties fo:margin-left="0in" fo:margin-right="-0.5in" fo:text-indent="0.5in" style:auto-text-indent="false"/>
    </style:style>
    <style:style style:name="P39" style:family="paragraph" style:parent-style-name="Standard">
      <style:paragraph-properties fo:margin-left="0in" fo:margin-right="-0.25in" fo:text-indent="0in" style:auto-text-indent="false"/>
      <style:text-properties style:font-name="Arial Narrow" fo:font-size="10pt" fo:font-weight="bold" style:font-size-asian="10pt" style:font-weight-asian="bold"/>
    </style:style>
    <style:style style:name="P40" style:family="paragraph" style:parent-style-name="Standard">
      <style:paragraph-properties fo:margin-left="0in" fo:margin-right="-0.25in" fo:line-height="50%" fo:text-indent="0in" style:auto-text-indent="false">
        <style:tab-stops>
          <style:tab-stop style:position="2.1252in"/>
        </style:tab-stops>
      </style:paragraph-properties>
      <style:text-properties style:font-name="Arial Narrow" fo:font-size="4pt" style:font-size-asian="4pt"/>
    </style:style>
    <style:style style:name="P41" style:family="paragraph" style:parent-style-name="Standard">
      <style:paragraph-properties fo:margin-left="0in" fo:margin-right="-0.25in" fo:text-indent="0in" style:auto-text-indent="false" fo:padding-left="0.0555in" fo:padding-right="0.0555in" fo:padding-top="0.0138in" fo:padding-bottom="0.0138in" fo:border="0.0071in solid #000000"/>
      <style:text-properties style:font-name="Arial Narrow" fo:font-size="10pt" style:font-size-asian="10pt"/>
    </style:style>
    <style:style style:name="P42" style:family="paragraph" style:parent-style-name="Standard">
      <style:paragraph-properties fo:margin-left="0in" fo:margin-right="-0.25in" fo:text-indent="0in" style:auto-text-indent="false" fo:padding-left="0.0555in" fo:padding-right="0.0555in" fo:padding-top="0.0138in" fo:padding-bottom="0.0138in" fo:border="0.0071in solid #000000">
        <style:tab-stops>
          <style:tab-stop style:position="2.1252in"/>
        </style:tab-stops>
      </style:paragraph-properties>
      <style:text-properties style:font-name="Arial Narrow" fo:font-size="10pt" style:font-size-asian="10pt"/>
    </style:style>
    <style:style style:name="P43" style:family="paragraph" style:parent-style-name="Standard">
      <style:paragraph-properties fo:margin-left="0in" fo:margin-right="-0.25in" fo:text-indent="0in" style:auto-text-indent="false" fo:padding-left="0.0555in" fo:padding-right="0.0555in" fo:padding-top="0.0138in" fo:padding-bottom="0.0138in" fo:border="0.0071in solid #000000">
        <style:tab-stops>
          <style:tab-stop style:position="2.1252in"/>
        </style:tab-stops>
      </style:paragraph-properties>
    </style:style>
    <style:style style:name="P44" style:family="paragraph" style:parent-style-name="Standard">
      <style:paragraph-properties fo:margin-left="0.5in" fo:margin-right="-0.25in" fo:text-indent="-0.5in" style:auto-text-indent="false" fo:padding-left="0.0555in" fo:padding-right="0.0555in" fo:padding-top="0.0138in" fo:padding-bottom="0.0138in" fo:border="0.0071in solid #000000"/>
    </style:style>
    <style:style style:name="P45" style:family="paragraph" style:parent-style-name="Text_20_body">
      <style:text-properties style:font-name="Times New Roman"/>
    </style:style>
    <style:style style:name="P46" style:family="paragraph" style:parent-style-name="Footer">
      <style:paragraph-properties style:snap-to-layout-grid="false">
        <style:tab-stops/>
      </style:paragraph-properties>
      <style:text-properties style:font-name="Times New Roman"/>
    </style:style>
    <style:style style:name="P47" style:family="paragraph" style:parent-style-name="E-mail_20_Signature">
      <style:paragraph-properties fo:margin-left="0in" fo:margin-right="-0.25in" fo:text-indent="0in" style:auto-text-indent="false"/>
    </style:style>
    <style:style style:name="P48" style:family="paragraph" style:parent-style-name="E-mail_20_Signature">
      <style:paragraph-properties fo:margin-left="0in" fo:margin-right="-0.25in" fo:text-indent="0in" style:auto-text-indent="false"/>
      <style:text-properties style:font-name="Arial Narrow" fo:font-size="10pt" style:font-size-asian="10pt"/>
    </style:style>
    <style:style style:name="P49" style:family="paragraph" style:parent-style-name="E-mail_20_Signature">
      <style:paragraph-properties fo:margin-left="0in" fo:margin-right="-0.25in" fo:text-indent="0in" style:auto-text-indent="false"/>
      <style:text-properties fo:font-size="14pt" style:font-size-asian="14pt"/>
    </style:style>
    <style:style style:name="P50" style:family="paragraph" style:parent-style-name="E-mail_20_Signature">
      <style:paragraph-properties fo:margin-left="0in" fo:margin-right="-0.25in" fo:text-indent="0in" style:auto-text-indent="false"/>
      <style:text-properties fo:font-size="10pt" style:font-size-asian="10pt"/>
    </style:style>
    <style:style style:name="P51" style:family="paragraph" style:parent-style-name="E-mail_20_Signature">
      <style:paragraph-properties fo:margin-left="0in" fo:margin-right="-0.25in" fo:text-indent="0in" style:auto-text-indent="false"/>
      <style:text-properties fo:font-size="6pt" style:text-underline-style="solid" style:text-underline-width="auto" style:text-underline-color="font-color" style:font-size-asian="6pt"/>
    </style:style>
    <style:style style:name="P52" style:family="paragraph" style:parent-style-name="E-mail_20_Signature">
      <style:paragraph-properties fo:margin-left="0in" fo:margin-right="-0.25in" fo:text-indent="0in" style:auto-text-indent="false" fo:padding-left="0.0555in" fo:padding-right="0.0555in" fo:padding-top="0.0138in" fo:padding-bottom="0.0138in" fo:border="0.0071in solid #000000">
        <style:tab-stops>
          <style:tab-stop style:position="0in"/>
          <style:tab-stop style:position="0.1252in"/>
          <style:tab-stop style:position="2.1252in"/>
        </style:tab-stops>
      </style:paragraph-properties>
    </style:style>
    <style:style style:name="P53" style:family="paragraph" style:parent-style-name="E-mail_20_Signature">
      <style:paragraph-properties fo:margin-left="0in" fo:margin-right="-0.25in" fo:text-indent="0in" style:auto-text-indent="false" fo:padding-left="0.0555in" fo:padding-right="0.0555in" fo:padding-top="0.0138in" fo:padding-bottom="0.0138in" fo:border="0.0071in solid #000000">
        <style:tab-stops>
          <style:tab-stop style:position="0.1252in"/>
          <style:tab-stop style:position="0.5in"/>
          <style:tab-stop style:position="2.1252in"/>
        </style:tab-stops>
      </style:paragraph-properties>
    </style:style>
    <style:style style:name="P54" style:family="paragraph" style:parent-style-name="E-mail_20_Signature">
      <style:paragraph-properties fo:margin-left="0in" fo:margin-right="-0.25in" fo:text-indent="0in" style:auto-text-indent="false" fo:padding-left="0.0555in" fo:padding-right="0.0555in" fo:padding-top="0.0138in" fo:padding-bottom="0.0138in" fo:border="0.0071in solid #000000">
        <style:tab-stops>
          <style:tab-stop style:position="2.1252in"/>
        </style:tab-stops>
      </style:paragraph-properties>
    </style:style>
    <style:style style:name="P55" style:family="paragraph" style:parent-style-name="E-mail_20_Signature">
      <style:paragraph-properties fo:margin-left="0.4374in" fo:margin-right="-0.25in" fo:text-indent="-0.4374in" style:auto-text-indent="false" fo:padding-left="0.0555in" fo:padding-right="0.0555in" fo:padding-top="0.0138in" fo:padding-bottom="0.0138in" fo:border="0.0071in solid #000000">
        <style:tab-stops>
          <style:tab-stop style:position="2.1252in"/>
        </style:tab-stops>
      </style:paragraph-properties>
    </style:style>
    <style:style style:name="T1" style:family="text">
      <style:text-properties style:font-name="Times New Roman"/>
    </style:style>
    <style:style style:name="T2" style:family="text">
      <style:text-properties style:font-name="Times New Roman" fo:font-size="10pt" style:font-size-asian="10pt"/>
    </style:style>
    <style:style style:name="T3" style:family="text">
      <style:text-properties style:font-name="Times New Roman" fo:font-size="10pt" style:text-underline-style="solid" style:text-underline-width="auto" style:text-underline-color="font-color" style:font-size-asian="10pt"/>
    </style:style>
    <style:style style:name="T4" style:family="text">
      <style:text-properties style:font-name="Times New Roman" fo:font-size="10pt" style:text-underline-style="solid" style:text-underline-width="auto" style:text-underline-color="font-color" fo:font-weight="bold" style:font-size-asian="10pt" style:font-weight-asian="bold"/>
    </style:style>
    <style:style style:name="T5" style:family="text">
      <style:text-properties style:font-name="Times New Roman" fo:font-size="10pt" fo:font-weight="bold" style:font-size-asian="10pt" style:font-weight-asian="bold"/>
    </style:style>
    <style:style style:name="T6" style:family="text">
      <style:text-properties style:font-name="Times New Roman" style:text-underline-style="solid" style:text-underline-width="auto" style:text-underline-color="font-color"/>
    </style:style>
    <style:style style:name="T7" style:family="text">
      <style:text-properties style:font-name="Times New Roman" fo:font-size="8pt" style:font-size-asian="8pt"/>
    </style:style>
    <style:style style:name="T8" style:family="text">
      <style:text-properties style:text-underline-style="solid" style:text-underline-width="auto" style:text-underline-color="font-color"/>
    </style:style>
    <style:style style:name="T9" style:family="text">
      <style:text-properties style:font-name="Wingdings" fo:font-size="10pt" style:font-size-asian="10pt"/>
    </style:style>
    <style:style style:name="T10" style:family="text">
      <style:text-properties style:font-name="Arial Narrow" fo:font-size="10pt" style:font-size-asian="10pt"/>
    </style:style>
    <style:style style:name="T11" style:family="text">
      <style:text-properties style:font-name="Arial Narrow" fo:font-size="10pt" style:text-underline-style="solid" style:text-underline-width="auto" style:text-underline-color="font-color" fo:font-weight="bold" style:font-size-asian="10pt" style:font-weight-asian="bold"/>
    </style:style>
    <style:style style:name="T12" style:family="text">
      <style:text-properties style:font-name="Arial Narrow" fo:font-size="10pt" fo:font-weight="bold" style:font-size-asian="10pt" style:font-weight-asian="bold"/>
    </style:style>
    <style:style style:name="T13" style:family="text">
      <style:text-properties style:font-name="Arial Narrow" fo:font-size="10pt" fo:font-weight="bold" fo:background-color="#ffff00" style:font-size-asian="10pt" style:font-weight-asian="bold"/>
    </style:style>
    <style:style style:name="T14" style:family="text">
      <style:text-properties fo:color="#0027ff" style:font-name="Arial Narrow" fo:font-size="10pt" style:text-underline-style="solid" style:text-underline-width="auto" style:text-underline-color="font-color" style:font-size-asian="10pt"/>
    </style:style>
    <style:style style:name="T15" style:family="text">
      <style:text-properties fo:font-style="normal" style:font-style-asian="normal" style:font-style-complex="normal"/>
    </style:style>
    <style:style style:name="T16" style:family="text">
      <style:text-properties style:text-position="super 58%" style:font-name="Times New Roman" fo:font-size="10pt" style:text-underline-style="solid" style:text-underline-width="auto" style:text-underline-color="font-color" style:font-size-asian="10pt"/>
    </style:style>
    <style:style style:name="gr1" style:family="graphic">
      <style:graphic-properties draw:stroke="none" svg:stroke-color="#000000" draw:fill="none" draw:fill-color="#ffffff" fo:min-height="0.1457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21">University of Alaska Fairbanks</text:p>
      <text:p text:style-name="P14"><text:s/>GRADUATE STUDY PLAN (GSP)</text:p>
      <text:p text:style-name="P10"/>
      <text:p text:style-name="P16"/>
      <text:p text:style-name="P8"><text:span text:style-name="T2">Date:</text:span><text:span text:style-name="T3"><text:tab/>July 7</text:span><text:span text:style-name="T16">th</text:span><text:span text:style-name="T3"> 2010<text:tab/><text:tab/><text:tab/></text:span></text:p>
      <text:p text:style-name="P11"/>
      <text:p text:style-name="P17"/>
      <text:p text:style-name="P18">This is a working document subject to revision as work on your degree progresses. <text:s/>A copy of this completed form should be submitted before the end of the second semester at UAF to your program/department and the Office of the Graduate School.</text:p>
      <text:p text:style-name="P9"/>
      <text:p text:style-name="P8"><text:span text:style-name="T2">Name:</text:span><text:span text:style-name="T3"> <text:tab/>Joshua Holbrook<text:tab/><text:tab/><text:tab/><text:tab/></text:span><text:span text:style-name="T2">SID#(student ID#)</text:span><text:span text:style-name="T3"><text:tab/>30690252<text:tab/><text:tab/><text:tab/></text:span></text:p>
      <text:p text:style-name="P15"/>
      <text:p text:style-name="P8"><text:span text:style-name="T2">Phone #:</text:span><text:span text:style-name="T3"><text:tab/> <text:s/>841-9238<text:tab/><text:tab/> <text:s text:c="5"/><text:tab/> </text:span><text:span text:style-name="T2">E-mail:</text:span><text:span text:style-name="T3"><text:tab/>jfholbrook@alaska.edu<text:tab/><text:tab/><text:tab/><text:tab/><text:tab/></text:span></text:p>
      <text:p text:style-name="P9"><text:tab/><text:tab/><text:tab/><text:tab/><text:tab/><text:tab/><text:tab/><text:tab/><text:tab/><text:tab/><text:tab/><text:tab/></text:p>
      <text:p text:style-name="P24"><text:span text:style-name="T2">Mailing Address<text:tab/></text:span><text:span text:style-name="T3"><text:tab/>PO Box 751946<text:tab/><text:tab/><text:tab/><text:tab/><text:tab/><text:tab/><text:tab/><text:tab/><text:tab/></text:span></text:p>
      <text:p text:style-name="P25"><text:tab/><text:tab/><text:tab/>Fairbanks, AK <text:s/>99775-1946<text:tab/><text:tab/><text:tab/><text:tab/><text:tab/><text:tab/><text:tab/></text:p>
      <text:p text:style-name="P24"><text:span text:style-name="T3"><text:tab/><text:tab/><text:tab/><text:tab/><text:tab/><text:tab/><text:tab/><text:tab/><text:tab/><text:tab/><text:tab/><text:tab/><text:tab/></text:span><text:span text:style-name="T2"><text:tab/><text:tab/><text:tab/><text:tab/><text:tab/></text:span></text:p>
      <text:p text:style-name="P8"><text:span text:style-name="T2">Degree sought</text:span><text:span text:style-name="T3">: <text:s text:c="2"/>Master of Science<text:tab/></text:span><text:span text:style-name="T2"><text:tab/>Major:</text:span><text:span text:style-name="T3"> <text:s/>Mechanical Engineering<text:tab/></text:span></text:p>
      <text:p text:style-name="P12"/>
      <text:p text:style-name="P8"><text:span text:style-name="T2">Semester admitted to graduate program: </text:span><text:span text:style-name="T3"><text:tab/>Spring 2010<text:tab/><text:tab/><text:tab/></text:span><text:span text:style-name="T2"><text:tab/><text:tab/><text:tab/><text:tab/></text:span></text:p>
      <text:p text:style-name="P9"><text:tab/><text:tab/><text:tab/><text:tab/><text:tab/><text:tab/><text:tab/><text:tab/> </text:p>
      <text:p text:style-name="P8"><text:span text:style-name="T2">I. <text:s/></text:span><text:span text:style-name="T4">UAF CREDITS TO BE INCLUDED IN DEGREE PROGRAM</text:span><text:span text:style-name="T2">: <text:s/>600 level courses including thesis, project and research credits.</text:span></text:p>
      <text:p text:style-name="P9"/>
      <text:p text:style-name="P19">**** NOTE: <text:s/>SUBSTITUTIONS FOR REQUIRED CATALOG COURSES MUST BE SUBMITTED FOR APPROVAL USING THE GRADUATE STUDENT PETITION FORM. ****</text:p>
      <text:p text:style-name="P19"/>
      <text:p text:style-name="P27"><text:span text:style-name="T3">Semester</text:span><text:span text:style-name="T2"><text:tab/><text:tab/></text:span><text:span text:style-name="T3">Course Dept. &amp; No.</text:span><text:span text:style-name="T2"><text:tab/><text:tab/></text:span><text:span text:style-name="T3">Title</text:span><text:span text:style-name="T2"><text:tab/><text:tab/><text:tab/></text:span><text:span text:style-name="T3">Credits</text:span><text:span text:style-name="T2"> <text:tab/><text:tab/></text:span><text:span text:style-name="T3">Grade</text:span></text:p>
      <text:p text:style-name="P26"/>
      <text:p text:style-name="P31">Fall 09<text:tab/> <text:s text:c="14"/>ME 641<text:tab/><text:tab/><text:tab/>Advanced Fluid Mechanics<text:tab/> <text:s text:c="3"/>3.0<text:tab/><text:tab/> <text:s/>A<text:tab/></text:p>
      <text:p text:style-name="P32"/>
      <text:p text:style-name="P30"><text:span text:style-name="T15">Fall 09<text:tab/><text:tab/>ME 609<text:tab/><text:tab/><text:tab/>Advanced Vibrations<text:tab/><text:tab/> <text:s text:c="3"/>3.0<text:tab/><text:tab/> <text:s/>A-</text:span><text:tab/></text:p>
      <text:p text:style-name="P29"/>
      <text:p text:style-name="P30">Spring 10<text:tab/><text:tab/>ME 631<text:tab/><text:tab/><text:tab/>Adv. Mechanics of Materials<text:tab/> <text:s text:c="3"/>3.0 <text:s text:c="21"/>A+<text:tab/></text:p>
      <text:p text:style-name="P29"/>
      <text:p text:style-name="P30">Spring 10<text:tab/><text:tab/>ME 634<text:tab/><text:tab/><text:tab/>Advanced Materials Engineering<text:tab/> <text:s text:c="3"/>3.0<text:tab/><text:tab/> <text:s/>B<text:tab/></text:p>
      <text:p text:style-name="P29"/>
      <text:p text:style-name="P29"><text:span text:style-name="T8">Fall 10<text:tab/><text:tab/>ME 608<text:tab/><text:tab/><text:tab/>Advanced Dynamics<text:tab/><text:tab/> <text:s text:c="3"/>3.0<text:tab/><text:tab/><text:tab/></text:span></text:p>
      <text:p text:style-name="P29"/>
      <text:p text:style-name="P30">Fall 10<text:tab/><text:tab/>ME 642<text:tab/><text:tab/><text:tab/>Advanced Heat Transfer<text:tab/><text:tab/> <text:s text:c="3"/>3.0<text:tab/><text:tab/><text:tab/></text:p>
      <text:p text:style-name="P29"/>
      <text:p text:style-name="P30">Fall 10 <text:tab/><text:tab/>ME 699<text:tab/><text:tab/><text:tab/>Thesis<text:tab/><text:tab/><text:tab/><text:tab/> <text:s text:c="3"/>6.0<text:tab/><text:tab/><text:tab/></text:p>
      <text:p text:style-name="P29"/>
      <text:p text:style-name="P30"><text:tab/><text:tab/><text:tab/><text:tab/><text:tab/><text:tab/><text:tab/><text:tab/><text:tab/><text:tab/><text:tab/><text:tab/><text:tab/></text:p>
      <text:p text:style-name="P29"/>
      <text:p text:style-name="P33"><text:tab/><text:tab/><text:tab/><text:tab/><text:tab/><text:tab/><text:tab/><text:tab/><text:tab/><text:tab/><text:tab/><text:tab/><text:tab/></text:p>
      <text:p text:style-name="P33"/>
      <text:p text:style-name="P30"><text:tab/><text:tab/><text:tab/><text:tab/><text:tab/><text:tab/><text:tab/><text:tab/><text:tab/><text:tab/><text:tab/><text:tab/><text:tab/></text:p>
      <text:p text:style-name="P9"/>
      <text:p text:style-name="P13">400-level UAF Credits:</text:p>
      <text:p text:style-name="P30"><text:tab/><text:tab/><text:tab/><text:tab/><text:tab/><text:tab/><text:tab/><text:tab/><text:tab/><text:tab/><text:tab/><text:tab/><text:tab/></text:p>
      <text:p text:style-name="P29"/>
      <text:p text:style-name="P30">Spring 2009<text:tab/><text:tab/>ME 409<text:tab/><text:tab/><text:tab/>Controls<text:tab/><text:tab/><text:tab/><text:tab/> <text:s text:c="3"/>3.0<text:tab/><text:tab/> <text:s text:c="2"/>A<text:tab/></text:p>
      <text:p text:style-name="P29"/>
      <text:p text:style-name="P30">Spring 2009<text:tab/><text:tab/>ME 493<text:tab/><text:tab/><text:tab/>Sustainable Energy Systems<text:tab/> <text:s text:c="3"/>3.0<text:tab/><text:tab/> <text:s text:c="2"/>C+<text:tab/></text:p>
      <text:p text:style-name="P29"/>
      <text:p text:style-name="P30"><text:tab/><text:tab/><text:tab/><text:tab/><text:tab/><text:tab/><text:tab/><text:tab/><text:tab/><text:tab/><text:tab/><text:tab/><text:tab/></text:p>
      <text:p text:style-name="P29"/>
      <text:p text:style-name="P34"/>
      <text:p text:style-name="P35"/>
      <text:p text:style-name="P36"><text:span text:style-name="T5">Deficiency courses</text:span><text:span text:style-name="T2"> (Required courses that will not count toward your minimum credit requirement, i.e. 100, 200, 300 level courses):</text:span></text:p>
      <text:p text:style-name="P30"><text:tab/><text:tab/><text:tab/><text:tab/><text:tab/><text:tab/><text:tab/><text:tab/><text:tab/><text:tab/><text:tab/><text:tab/><text:tab/></text:p>
      <text:p text:style-name="P29"/>
      <text:p text:style-name="P30"><text:tab/><text:tab/><text:tab/><text:tab/><text:tab/><text:tab/><text:tab/><text:tab/><text:tab/><text:tab/><text:tab/><text:tab/><text:tab/></text:p>
      <text:p text:style-name="P29"/>
      <text:p text:style-name="P30"><text:tab/><text:tab/><text:tab/><text:tab/><text:tab/><text:tab/><text:tab/><text:tab/><text:tab/><text:tab/><text:tab/><text:tab/><text:tab/></text:p>
      <text:p text:style-name="P29"/>
      <text:p text:style-name="P30"><text:tab/><text:tab/><text:tab/><text:tab/><text:tab/><text:tab/><text:tab/><text:tab/><text:tab/><text:tab/><text:tab/><text:tab/><text:tab/></text:p>
      <text:p text:style-name="P9"/>
      <text:p text:style-name="P29"/>
      <text:p text:style-name="P8"><text:span text:style-name="T3">TRANSFER COURSES: </text:span><text:span text:style-name="T2"><text:s/>Graduate degree credit will be transferable within the UA system and from any other accredited institution for courses where the student has received a grade of B or better with the following stipulations: up to 1/2 of all graduate degree credits may be transferred with no more than 1/3 of all graduate degree credits transferred from any other accredited institution outside the UA system. All transfer credits must have been taken within the appropriate time limit for the degree.</text:span></text:p>
      <text:p text:style-name="P30"/>
      <text:p text:style-name="P30"><text:tab/><text:tab/><text:tab/><text:tab/><text:tab/><text:tab/><text:tab/><text:tab/><text:tab/><text:tab/><text:tab/><text:tab/><text:tab/></text:p>
      <text:p text:style-name="P29"/>
      <text:p text:style-name="P30"><text:tab/><text:tab/><text:tab/><text:tab/><text:tab/><text:tab/><text:tab/><text:tab/><text:tab/><text:tab/><text:tab/><text:tab/><text:tab/></text:p>
      <text:p text:style-name="P30"/>
      <text:p text:style-name="P30"><text:tab/><text:tab/><text:tab/><text:tab/><text:tab/><text:tab/><text:tab/><text:tab/><text:tab/><text:tab/><text:tab/><text:tab/><text:tab/></text:p>
      <text:p text:style-name="P29"/>
      <text:p text:style-name="P30"><text:tab/><text:tab/><text:tab/><text:tab/><text:tab/><text:tab/><text:tab/><text:tab/><text:tab/><text:tab/><text:tab/><text:tab/><text:tab/></text:p>
      <text:p text:style-name="P29"><text:tab/><text:tab/><text:tab/><text:tab/><text:tab/><text:tab/><text:tab/><text:tab/><text:tab/><text:tab/><text:tab/><text:tab/><text:tab/></text:p>
      <text:p text:style-name="P28"><text:span text:style-name="T2">Courses are to be transferred from </text:span><text:span text:style-name="T3"><text:tab/><text:tab/><text:tab/><text:tab/><text:tab/><text:tab/><text:tab/></text:span></text:p>
      <text:p text:style-name="P9"/>
      <text:p text:style-name="P9"/>
      <text:p text:style-name="P9">MINIMUM CREDITS REQUIRED FOR DEGREE PROGRAM (from catalog): _________</text:p>
      <text:p text:style-name="P9"/>
      <text:p text:style-name="P9"><text:tab/><text:tab/><text:tab/>YOUR TOTAL PROGRAM CREDITS:<text:tab/><text:tab/> Graduate:<text:tab/>_________</text:p>
      <text:p text:style-name="P9"><text:tab/><text:tab/></text:p>
      <text:p text:style-name="P37">(400 level only)<text:tab/> Undergraduate: <text:tab/>_________</text:p>
      <text:p text:style-name="P9"/>
      <text:p text:style-name="P9"><text:tab/><text:tab/><text:tab/><text:tab/><text:tab/><text:tab/><text:tab/><text:tab/> <text:s text:c="12"/>Total:<text:tab/><text:tab/>_________</text:p>
      <text:p text:style-name="P9"/>
      <text:p text:style-name="P45">II.<text:tab/>Specific subject areas in which the student will be examined on comprehensive examination.</text:p>
      <text:p text:style-name="P9"/>
      <text:p text:style-name="P9"/>
      <text:p text:style-name="P9"/>
      <text:p text:style-name="P8"><text:span text:style-name="T2">III.<text:tab/>Preliminary title of thesis or project </text:span><text:span text:style-name="T5">(attach detailed outline of research proposal)</text:span><text:span text:style-name="T2">.</text:span></text:p>
      <text:p text:style-name="P9"/>
      <text:p text:style-name="P8"><text:span text:style-name="T2">IV.<text:tab/></text:span><text:span text:style-name="T4">Estimate</text:span><text:span text:style-name="T2"> date of completion for the following:</text:span></text:p>
      <text:p text:style-name="P9"><text:tab/></text:p>
      <text:p text:style-name="P8"><text:span text:style-name="T2"><text:tab/>-Qualifying examination (if required</text:span><text:span text:style-name="T3">)__<text:tab/><text:tab/>____<text:tab/></text:span></text:p>
      <text:p text:style-name="P38"><text:span text:style-name="T2">-Comprehensive examination</text:span><text:span text:style-name="T3"><text:tab/><text:tab/><text:tab/><text:tab/></text:span><text:span text:style-name="T2"><text:tab/></text:span></text:p>
      <text:p text:style-name="P22"><text:span text:style-name="T2"><text:tab/>-Advancement to candidacy___________________</text:span><text:span text:style-name="T3"><text:tab/><text:tab/></text:span></text:p>
      <text:p text:style-name="P8"><text:span text:style-name="T2"><text:tab/>-Completing coursework</text:span><text:span text:style-name="T3"><text:tab/><text:tab/><text:tab/><text:tab/><text:tab/></text:span><text:span text:style-name="T2"><text:tab/><text:tab/><text:tab/><text:tab/><text:tab/><text:tab/>-Completion of first draft of thesis</text:span><text:span text:style-name="T3"><text:tab/><text:tab/><text:tab/><text:tab/></text:span><text:span text:style-name="T2"><text:tab/><text:tab/><text:tab/><text:tab/><text:tab/><text:tab/>-Thesis or Project defense</text:span><text:span text:style-name="T3"><text:tab/><text:tab/><text:tab/><text:tab/><text:tab/></text:span></text:p>
      <text:p text:style-name="P4"/>
      <text:p text:style-name="Standard"><text:span text:style-name="T5">V. <text:s/><text:tab/>Research and teaching by faculty, students, and staff employed or enrolled at UAF is governed by a wide range of State and Federal regulations. <text:s/>These are designed to protect the health, safety, and intellectual property of researchers, the individual and collective rights of human research subjects, and the welfare of animal research subjects. <text:s/>Compliance with rules and regulations governing research is required of all graduate students. <text:s/>If you are not sure whether a particular item applies to you, contact the Office of Research Integrity, 474-7800 or </text:span><text:a xlink:type="simple" xlink:href="mailto:fyori@uaf.edu"><text:span text:style-name="Internet_20_link"><text:span text:style-name="T5">fyori@uaf.edu</text:span></text:span></text:a><text:span text:style-name="T5">.</text:span></text:p>
      <text:p text:style-name="P4"/>
      <text:p text:style-name="P39"><text:soft-page-break/>The planned research or teaching activities involve (check YES or NO):</text:p>
      <text:p text:style-name="P41"><draw:frame text:anchor-type="paragraph" draw:z-index="7" draw:style-name="gr1" svg:width="0.1358in" svg:height="0.1858in" svg:x="0.3508in" svg:y="0.1543in"><draw:text-box><text:p>x</text:p></draw:text-box></draw:frame>YES <text:s/>NO</text:p>
      <text:p text:style-name="P44"><text:span text:style-name="T9"></text:span><text:span text:style-name="T10"> <text:s text:c="2"/></text:span><text:span text:style-name="T9"></text:span><text:span text:style-name="T10"> <text:s/></text:span><text:span text:style-name="T11">Restrictions on publications</text:span><text:span text:style-name="T12">.</text:span><text:span text:style-name="T10"> <text:s/>If the research being conducted involves proprietary or classified information, you will not be able to include that information in your project, thesis, or dissertation without written approval from the sponsoring agency, company, or other organization. <text:s/>You should ascertain, in advance, whether this will be required. <text:s/>You may request a delay of publication of your thesis or dissertation for up to 1 year. <text:s/>Submit such requests to the Graduate School when the thesis or dissertation is submitted.</text:span></text:p>
      <text:p text:style-name="P40"/>
      <text:p text:style-name="P41"><draw:frame text:anchor-type="paragraph" draw:z-index="6" draw:style-name="gr1" svg:width="0.1358in" svg:height="0.1858in" svg:x="0.3945in" svg:y="0.1429in"><draw:text-box><text:p>x</text:p></draw:text-box></draw:frame>YES <text:s/>NO</text:p>
      <text:p text:style-name="P44"><text:span text:style-name="T9"></text:span><text:span text:style-name="T10"> <text:s text:c="3"/></text:span><text:span text:style-name="T9"></text:span><text:span text:style-name="T10"> <text:s/></text:span><text:span text:style-name="T11">Potential for Intellectual Property Disclosure</text:span><text:span text:style-name="T12">. <text:s text:c="2"/></text:span><text:span text:style-name="T10">Information on copyrighting your thesis or dissertation is available from the graduate school. <text:s/>Depending on the source of funds supporting your research and your use of university facilities, your copyright and patent rights may be limited or shared. <text:s/>Most funding agencies will provide you with specific policy information on request. <text:s/>However, you should not share any information about a potentially patentable idea with any agency or company, nor publish the information, without consulting with UAF’s intellectual property office first. <text:s/>Public disclosure of the idea will void your patent rights. <text:s/>Information on UAF policies can be obtained from the Intellectual Property/Tech Transfer Office.<text:tab/><text:tab/></text:span><text:a xlink:type="simple" xlink:href="http://www.uaf.edu/osp/ip.html"><text:span text:style-name="Internet_20_link"><text:span text:style-name="T10">http://www.uaf.edu/osp/ip.html</text:span></text:span></text:a></text:p>
      <text:p text:style-name="P40"/>
      <text:p text:style-name="P41"><draw:frame text:anchor-type="paragraph" draw:z-index="5" draw:style-name="gr1" svg:width="0.1358in" svg:height="0.1858in" svg:x="0.0783in" svg:y="0.1492in"><draw:text-box><text:p>x</text:p></draw:text-box></draw:frame>YES <text:s/>NO</text:p>
      <text:p text:style-name="P44"><text:span text:style-name="T9"></text:span><text:span text:style-name="T10"> <text:s text:c="3"/></text:span><text:span text:style-name="T9"></text:span><text:span text:style-name="T10"> <text:s/></text:span><text:span text:style-name="T11">Potential for Program Income</text:span><text:span text:style-name="T12">. <text:s/></text:span><text:span text:style-name="T10">Depending on the source of funds supporting your research and your use of university facilities, your ability to obtain income as a result of your research may be limited or shared. <text:s/>Most funding agencies will provide you with specific information on request. Information on UAF policies can be obtained from the Intellectual Property/Tech Transfer Office.<text:tab/></text:span><text:a xlink:type="simple" xlink:href="http://www.uaf.edu/osp/ip.html"><text:span text:style-name="Internet_20_link"><text:span text:style-name="T10">http://www.uaf.edu/osp/ip.html</text:span></text:span></text:a></text:p>
      <text:p text:style-name="P40"/>
      <text:p text:style-name="P41"><draw:frame text:anchor-type="paragraph" draw:z-index="4" draw:style-name="gr1" svg:width="0.1358in" svg:height="0.1858in" svg:x="0.3819in" svg:y="0.1516in"><draw:text-box><text:p>x</text:p></draw:text-box></draw:frame>YES <text:s/>NO</text:p>
      <text:p text:style-name="P43"><text:span text:style-name="T9"></text:span><text:span text:style-name="T10"> <text:s text:c="3"/></text:span><text:span text:style-name="T9"></text:span><text:span text:style-name="T10"> <text:s/></text:span><text:span text:style-name="T11">Human Subjects.</text:span><text:span text:style-name="T12"> <text:s text:c="6"/>IRB Application/Approval #</text:span><text:span text:style-name="T13">_____________</text:span><text:span text:style-name="T12"> <text:tab/><text:tab/></text:span><text:a xlink:type="simple" xlink:href="http://www.uaf.edu/irb/"><text:span text:style-name="Internet_20_link"><text:span text:style-name="T10">http://www.uaf.edu/irb/</text:span></text:span></text:a><text:span text:style-name="T10"><text:tab/></text:span></text:p>
      <text:p text:style-name="P40"><text:bookmark-start text:name="_MailAutoSig"/></text:p>
      <text:p text:style-name="P42"><draw:frame text:anchor-type="paragraph" draw:z-index="3" draw:style-name="gr1" svg:width="0.1358in" svg:height="0.1858in" svg:x="0.3819in" svg:y="0.1591in"><draw:text-box><text:p>x</text:p></draw:text-box></draw:frame>YES <text:s/>NO</text:p>
      <text:p text:style-name="P52"><text:span text:style-name="T9"></text:span><text:span text:style-name="T10"> <text:s text:c="3"/></text:span><text:span text:style-name="T9"></text:span><text:span text:style-name="T10"> <text:s/></text:span><text:span text:style-name="T11">Vertebrate Animals.</text:span><text:span text:style-name="T12"> <text:s text:c="5"/>IACUC Application/Approval #</text:span><text:span text:style-name="T13">_____________</text:span><text:span text:style-name="T12"><text:tab/><text:tab/><text:tab/></text:span></text:p>
      <text:p text:style-name="P53"><text:span text:style-name="T10"><text:tab/><text:tab/>All graduate students whose research or teaching involve live vertebrate animals must complete the online course </text:span><text:span text:style-name="T12">“Ensuring the Responsible Use of Animals in Research and Teaching.”</text:span><text:span text:style-name="T10"> Available at </text:span><text:a xlink:type="simple" xlink:href="http://www.uaf.edu/iacuc/training.htm"><text:span text:style-name="Internet_20_link"><text:span text:style-name="T10">http://www.uaf.edu/iacuc/training.htm</text:span></text:span></text:a></text:p>
      <text:p text:style-name="P40"/>
      <text:p text:style-name="P42"><draw:frame text:anchor-type="paragraph" draw:z-index="2" draw:style-name="gr1" svg:width="0.1358in" svg:height="0.1858in" svg:x="0.3819in" svg:y="0.1543in"><draw:text-box><text:p>x</text:p></draw:text-box></draw:frame>YES <text:s/>NO</text:p>
      <text:p text:style-name="P54"><text:span text:style-name="T9"></text:span><text:span text:style-name="T10"> <text:s text:c="3"/></text:span><text:span text:style-name="T9"></text:span><text:span text:style-name="T10"> <text:s/></text:span><text:span text:style-name="T11">Biohazards.</text:span><text:span text:style-name="T12"> <text:s text:c="6"/>Biohazard Committee Application/Approval #</text:span><text:span text:style-name="T13">_____________</text:span><text:span text:style-name="T12"><text:tab/></text:span><text:a xlink:type="simple" xlink:href="http://www.uaf.edu/ibc/"><text:span text:style-name="Internet_20_link"><text:span text:style-name="T10">http://www.uaf.edu/ibc/</text:span></text:span></text:a></text:p>
      <text:p text:style-name="P40"/>
      <text:p text:style-name="P42"><draw:frame text:anchor-type="paragraph" draw:z-index="0" draw:style-name="gr1" svg:width="0.1358in" svg:height="0.1858in" svg:x="0.3819in" svg:y="0.1571in"><draw:text-box><text:p>x</text:p></draw:text-box></draw:frame>YES <text:s/>NO</text:p>
      <text:p text:style-name="P55"><text:span text:style-name="T9"></text:span><text:span text:style-name="T10"> <text:s text:c="3"/></text:span><text:span text:style-name="T9"></text:span><text:span text:style-name="T10"> <text:s/></text:span><text:span text:style-name="T11">Chemical Use.</text:span><text:span text:style-name="T12"> <text:s/></text:span><text:span text:style-name="T10">Requirements identified in the UAF Chemical Hygiene Plan (CHP) must be met.  The UAF CHP is located under Industrial Hygiene at </text:span><text:a xlink:type="simple" xlink:href="http://www.uaf.edu/safety/"><text:span text:style-name="T14">www.uaf.edu/safety/</text:span></text:a><text:span text:style-name="T10">.  Contact your department Chemical Hygiene Officer, Lab Manager or UAF EHS-RM 6771 or 5487 for assistance.</text:span></text:p>
      <text:p text:style-name="P40"/>
      <text:p text:style-name="P42"><draw:frame text:anchor-type="paragraph" draw:z-index="1" draw:style-name="gr1" svg:width="0.1358in" svg:height="0.1858in" svg:x="0.3854in" svg:y="0.1429in"><draw:text-box><text:p>x</text:p></draw:text-box></draw:frame>YES <text:s/>NO</text:p>
      <text:p text:style-name="P54"><text:span text:style-name="T9"></text:span><text:span text:style-name="T10"> <text:s text:c="3"/></text:span><text:span text:style-name="T9"></text:span><text:span text:style-name="T10"> <text:s/></text:span><text:span text:style-name="T11">Radioactive Materials.</text:span><text:span text:style-name="T12"> <text:tab/></text:span><text:span text:style-name="T10">Contact <text:s/>Thaddeus Williamson - UAF H&amp;ES/RM: <text:s/></text:span><text:a xlink:type="simple" xlink:href="mailto:fntlw1@uaf.edu"><text:span text:style-name="Internet_20_link"><text:span text:style-name="T10">fntlw1@uaf.edu</text:span></text:span></text:a></text:p>
      <text:p text:style-name="P48">If “YES” responses above are due to activities conducted under the supervision of a Principal Investigator who has completed the required review and approval process, please confirm by obtaining his/her signature below:</text:p>
      <text:p text:style-name="P49"/>
      <text:p text:style-name="P50">________________________________/______________________________________/______________________</text:p>
      <text:p text:style-name="P47">Principal Investigator (printed name)<text:tab/><text:tab/> <text:tab/> Signature<text:tab/><text:tab/><text:tab/><text:tab/> Date<text:bookmark-end text:name="_MailAutoSig"/></text:p>
      <text:p text:style-name="P51"/>
      <table:table table:name="Table1" table:style-name="Table1">
        <table:table-column table:style-name="Table1.A"/>
        <table:table-column table:style-name="Table1.B"/>
        <text:soft-page-break/>
        <table:table-row table:style-name="Table1.1">
          <table:table-cell table:style-name="Table1.A1" office:value-type="string">
            <text:p text:style-name="P5">Committee Membership Signatures</text:p>
          </table:table-cell>
          <table:table-cell table:style-name="Table1.B1" office:value-type="string">
            <text:p text:style-name="P5">Please Print Name:</text:p>
          </table:table-cell>
        </table:table-row>
        <table:table-row table:style-name="Table1.1">
          <table:table-cell table:style-name="Table1.A2" office:value-type="string">
            <text:p text:style-name="P6">Advisor: </text:p>
          </table:table-cell>
          <table:table-cell table:style-name="Table1.B2" office:value-type="string">
            <text:p text:style-name="P7">Rorik Peterson</text:p>
          </table:table-cell>
        </table:table-row>
        <table:table-row table:style-name="Table1.1">
          <table:table-cell table:style-name="Table1.A2" office:value-type="string">
            <text:p text:style-name="P7"/>
          </table:table-cell>
          <table:table-cell table:style-name="Table1.B2" office:value-type="string">
            <text:p text:style-name="P7">Jerome Johnson</text:p>
          </table:table-cell>
        </table:table-row>
        <table:table-row table:style-name="Table1.1">
          <table:table-cell table:style-name="Table1.A2" office:value-type="string">
            <text:p text:style-name="P7"/>
          </table:table-cell>
          <table:table-cell table:style-name="Table1.B2" office:value-type="string">
            <text:p text:style-name="P7">????</text:p>
          </table:table-cell>
        </table:table-row>
        <table:table-row table:style-name="Table1.1">
          <table:table-cell table:style-name="Table1.A2" office:value-type="string">
            <text:p text:style-name="P7"/>
          </table:table-cell>
          <table:table-cell table:style-name="Table1.B2" office:value-type="string">
            <text:p text:style-name="P7"/>
          </table:table-cell>
        </table:table-row>
        <table:table-row table:style-name="Table1.1">
          <table:table-cell table:style-name="Table1.A2" office:value-type="string">
            <text:p text:style-name="P7"/>
          </table:table-cell>
          <table:table-cell table:style-name="Table1.B2" office:value-type="string">
            <text:p text:style-name="P7"/>
          </table:table-cell>
        </table:table-row>
        <table:table-row table:style-name="Table1.1">
          <table:table-cell table:style-name="Table1.A2" office:value-type="string">
            <text:p text:style-name="P46">Dept. Chair:</text:p>
          </table:table-cell>
          <table:table-cell table:style-name="Table1.B2" office:value-type="string">
            <text:p text:style-name="P7">Jonah Lee</text:p>
          </table:table-cell>
        </table:table-row>
      </table:table>
      <text:p text:style-name="P20"/>
      <text:p text:style-name="P8"><text:span text:style-name="T3"><text:tab/><text:tab/><text:tab/><text:tab/><text:tab/><text:tab/><text:tab/><text:tab/><text:line-break/></text:span><text:span text:style-name="T2">Dean of the Graduate School (required for interdisciplinary graduate students only)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Avant Garde" svg:font-family="'Avant Garde'" style:font-pitch="variable"/>
    <style:font-face style:name="Courier" svg:font-family="Courier" style:font-pitch="variable"/>
    <style:font-face style:name="Courier New" svg:font-family="'Courier New'" style:font-pitch="variable"/>
    <style:font-face style:name="New York" svg:font-family="'New York'" style:font-pitch="variable"/>
    <style:font-face style:name="Palatino" svg:font-family="Palatino" style:font-pitch="variable"/>
    <style:font-face style:name="Times" svg:font-family="Times"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 svg:font-family="Helvetic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vant Garde" fo:font-size="12pt" fo:language="en" fo:country="US" style:font-name-asian="Times New Roman" style:font-size-asian="12pt" style:font-name-complex="New York" style:font-size-complex="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left="0in" fo:margin-right="-0.5in" fo:text-indent="0in" style:auto-text-indent="false"/>
      <style:text-properties fo:font-size="10pt" style:font-size-asian="10pt"/>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1665in" fo:margin-bottom="0in"/>
      <style:text-properties style:font-name="Helvetica" style:text-underline-style="solid" style:text-underline-width="auto" style:text-underline-color="font-color" fo:font-weight="bold" style:font-weight-asian="bold"/>
    </style:style>
    <style:style style:name="Heading_20_2" style:display-name="Heading 2" style:family="paragraph" style:parent-style-name="Standard" style:next-style-name="Standard" style:default-outline-level="2" style:class="text">
      <style:paragraph-properties fo:margin-top="0.0835in" fo:margin-bottom="0in"/>
      <style:text-properties style:font-name="Helvetica" fo:font-weight="bold" style:font-weight-asian="bold"/>
    </style:style>
    <style:style style:name="Heading_20_3" style:display-name="Heading 3" style:family="paragraph" style:parent-style-name="Standard" style:next-style-name="Normal_20_indent" style:default-outline-level="3" style:class="text">
      <style:paragraph-properties fo:margin-left="0.25in" fo:margin-right="0in" fo:text-indent="0in" style:auto-text-indent="false"/>
      <style:text-properties fo:font-weight="bold" style:font-weight-asian="bold"/>
    </style:style>
    <style:style style:name="Heading_20_4" style:display-name="Heading 4" style:family="paragraph" style:parent-style-name="Standard" style:next-style-name="Normal_20_indent" style:default-outline-level="4" style:class="text">
      <style:paragraph-properties fo:margin-left="0.25in" fo:margin-right="0in" fo:text-indent="0in" style:auto-text-indent="false"/>
      <style:text-properties style:font-name="Times" fo:font-size="10pt" style:text-underline-style="solid" style:text-underline-width="auto" style:text-underline-color="font-color" style:font-size-asian="10pt"/>
    </style:style>
    <style:style style:name="Heading_20_5" style:display-name="Heading 5" style:family="paragraph" style:parent-style-name="Standard" style:next-style-name="Normal_20_indent" style:default-outline-level="5" style:class="text">
      <style:paragraph-properties fo:margin-left="0.5in" fo:margin-right="0in" fo:text-indent="0in" style:auto-text-indent="false"/>
      <style:text-properties style:font-name="Helvetica" fo:font-size="10pt" fo:font-weight="bold" style:font-size-asian="10pt" style:font-weight-asian="bold"/>
    </style:style>
    <style:style style:name="Heading_20_6" style:display-name="Heading 6" style:family="paragraph" style:parent-style-name="Standard" style:next-style-name="Normal_20_indent" style:default-outline-level="6" style:class="text">
      <style:paragraph-properties fo:margin-left="0.5in" fo:margin-right="0in" fo:text-indent="0in" style:auto-text-indent="false"/>
      <style:text-properties style:font-name="Helvetica" fo:font-size="10pt" style:text-underline-style="solid" style:text-underline-width="auto" style:text-underline-color="font-color" style:font-size-asian="10pt"/>
    </style:style>
    <style:style style:name="Heading_20_7" style:display-name="Heading 7" style:family="paragraph" style:parent-style-name="Standard" style:next-style-name="Normal_20_indent" style:default-outline-level="7" style:class="text">
      <style:paragraph-properties fo:margin-left="0.5in" fo:margin-right="0in" fo:text-indent="0in" style:auto-text-indent="false"/>
      <style:text-properties style:font-name="Helvetica" fo:font-size="10pt" fo:font-style="italic" style:font-size-asian="10pt" style:font-style-asian="italic"/>
    </style:style>
    <style:style style:name="Heading_20_8" style:display-name="Heading 8" style:family="paragraph" style:parent-style-name="Standard" style:next-style-name="Normal_20_indent" style:default-outline-level="8" style:class="text">
      <style:paragraph-properties fo:margin-left="0.5in" fo:margin-right="0in" fo:text-indent="0in" style:auto-text-indent="false"/>
      <style:text-properties style:font-name="Helvetica" fo:font-size="10pt" fo:font-style="italic" style:font-size-asian="10pt" style:font-style-asian="italic"/>
    </style:style>
    <style:style style:name="Heading_20_9" style:display-name="Heading 9" style:family="paragraph" style:parent-style-name="Standard" style:next-style-name="Normal_20_indent" style:default-outline-level="9" style:class="text">
      <style:paragraph-properties fo:margin-left="0.5in" fo:margin-right="0in" fo:text-indent="0in" style:auto-text-indent="false"/>
      <style:text-properties style:font-name="Helvetica" fo:font-size="10pt" fo:font-style="italic" style:font-size-asian="10pt" style:font-style-asian="italic"/>
    </style:style>
    <style:style style:name="Normal_20_indent" style:display-name="Normal indent" style:family="paragraph" style:parent-style-name="Standard">
      <style:paragraph-properties fo:margin-left="0.5in" fo:margin-right="0in" fo:text-indent="0in" style:auto-text-indent="false"/>
      <style:text-properties style:font-name="Times" fo:font-size="10pt" style:font-size-asian="10pt"/>
    </style:style>
    <style:style style:name="Contents_20_3" style:display-name="Contents 3" style:family="paragraph" style:parent-style-name="Standard" style:next-style-name="Standard" style:class="index">
      <style:paragraph-properties fo:margin-left="1in" fo:margin-right="0.5in" fo:text-indent="0in" style:auto-text-indent="false">
        <style:tab-stops>
          <style:tab-stop style:position="5.75in" style:leader-style="dotted" style:leader-text="."/>
          <style:tab-stop style:position="6in" style:type="right"/>
        </style:tab-stops>
      </style:paragraph-properties>
      <style:text-properties style:font-name="Palatino" fo:font-size="10pt" style:font-size-asian="10pt"/>
    </style:style>
    <style:style style:name="Contents_20_2" style:display-name="Contents 2" style:family="paragraph" style:parent-style-name="Standard" style:next-style-name="Standard" style:class="index">
      <style:paragraph-properties fo:margin-left="0.5in" fo:margin-right="0.5in" fo:text-indent="0in" style:auto-text-indent="false">
        <style:tab-stops>
          <style:tab-stop style:position="5.75in" style:leader-style="dotted" style:leader-text="."/>
          <style:tab-stop style:position="6in" style:type="right"/>
        </style:tab-stops>
      </style:paragraph-properties>
      <style:text-properties style:font-name="Palatino" fo:font-size="10pt" style:font-size-asian="10pt"/>
    </style:style>
    <style:style style:name="Contents_20_1" style:display-name="Contents 1" style:family="paragraph" style:parent-style-name="Standard" style:next-style-name="Standard" style:class="index">
      <style:paragraph-properties fo:margin-left="0in" fo:margin-right="0.5in" fo:text-indent="0in" style:auto-text-indent="false">
        <style:tab-stops>
          <style:tab-stop style:position="5.75in" style:leader-style="dotted" style:leader-text="."/>
          <style:tab-stop style:position="6in" style:type="right"/>
        </style:tab-stops>
      </style:paragraph-properties>
      <style:text-properties style:font-name="Palatino" fo:font-size="10pt" fo:font-weight="bold" style:font-size-asian="10pt" style:font-weight-asian="bold"/>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text-properties style:font-name="Palatino" fo:font-size="10pt" style:font-size-asian="10pt"/>
    </style:style>
    <style:style style:name="Index_20_3" style:display-name="Index 3" style:family="paragraph" style:parent-style-name="Standard" style:next-style-name="Standard" style:class="index">
      <style:paragraph-properties fo:margin-left="0.5in" fo:margin-right="0in" fo:text-indent="0in" style:auto-text-indent="false"/>
      <style:text-properties style:font-name="Palatino" fo:font-size="10pt" style:font-size-asian="10pt"/>
    </style:style>
    <style:style style:name="Index_20_2" style:display-name="Index 2" style:family="paragraph" style:parent-style-name="Standard" style:next-style-name="Standard" style:class="index">
      <style:paragraph-properties fo:margin-left="0.25in" fo:margin-right="0in" fo:text-indent="0in" style:auto-text-indent="false"/>
      <style:text-properties style:font-name="Palatino" fo:font-size="10pt" style:font-size-asian="10pt"/>
    </style:style>
    <style:style style:name="Index_20_1" style:display-name="Index 1" style:family="paragraph" style:parent-style-name="Standard" style:next-style-name="Standard" style:class="index">
      <style:text-properties style:font-name="Palatino" fo:font-size="10pt" style:font-size-asian="10pt"/>
    </style:style>
    <style:style style:name="Footer" style:family="paragraph" style:parent-style-name="Standard" style:nex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nex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I1" style:family="paragraph">
      <style:paragraph-properties fo:margin-left="0.5in" fo:margin-right="0.25in" fo:line-height="0.1665in" fo:text-align="justify" style:justify-single-word="false" fo:orphans="2" fo:widows="2" fo:text-indent="-0.25in" style:auto-text-indent="false">
        <style:tab-stops>
          <style:tab-stop style:position="0.7598in"/>
        </style:tab-stops>
      </style:paragraph-properties>
      <style:text-properties style:use-window-font-color="true" style:font-name="Times" fo:font-size="8pt" fo:language="en" fo:country="US" style:font-name-asian="Arial" style:font-size-asian="8pt" style:font-name-complex="New York" style:font-size-complex="10pt"/>
    </style:style>
    <style:style style:name="Prog_20_descrip" style:display-name="Prog descrip" style:family="paragraph">
      <style:paragraph-properties fo:margin-left="0in" fo:margin-right="0in" fo:line-height="0.1665in" fo:text-align="justify" style:justify-single-word="false" fo:orphans="2" fo:widows="2" fo:text-indent="0.25in" style:auto-text-indent="false"/>
      <style:text-properties style:use-window-font-color="true" style:font-name="Times" fo:font-size="8pt" fo:language="en" fo:country="US" style:font-name-asian="Arial" style:font-size-asian="8pt" style:font-name-complex="New York" style:font-size-complex="10pt"/>
    </style:style>
    <style:style style:name="H1" style:family="paragraph">
      <style:paragraph-properties fo:margin-top="0in" fo:margin-bottom="0.1665in" fo:line-height="0.1665in" fo:text-align="center" style:justify-single-word="false" fo:orphans="2" fo:widows="2" fo:keep-with-next="always"/>
      <style:text-properties style:use-window-font-color="true" style:font-name="Times" fo:font-size="14pt" fo:language="en" fo:country="US" fo:font-weight="bold" style:font-name-asian="Arial" style:font-size-asian="14pt" style:font-weight-asian="bold" style:font-name-complex="New York" style:font-size-complex="10pt"/>
    </style:style>
    <style:style style:name="Program_20_Name" style:display-name="Program Name" style:family="paragraph">
      <style:paragraph-properties fo:margin-top="0in" fo:margin-bottom="0.1665in" fo:line-height="0.1665in" fo:text-align="center" style:justify-single-word="false" fo:orphans="2" fo:widows="2"/>
      <style:text-properties style:use-window-font-color="true" style:font-name="Times" fo:font-size="10pt" fo:language="en" fo:country="US" fo:font-weight="bold" style:font-name-asian="Arial" style:font-size-asian="10pt" style:font-weight-asian="bold" style:font-name-complex="New York" style:font-size-complex="10pt"/>
    </style:style>
    <style:style style:name="I3" style:family="paragraph">
      <style:paragraph-properties fo:margin-left="1.1in" fo:margin-right="0.75in" fo:line-height="0.1665in" fo:text-align="justify" style:justify-single-word="false" fo:orphans="2" fo:widows="2" fo:text-indent="-0.25in" style:auto-text-indent="false">
        <style:tab-stops>
          <style:tab-stop style:position="1.1in"/>
        </style:tab-stops>
      </style:paragraph-properties>
      <style:text-properties style:use-window-font-color="true" style:font-name="Times" fo:font-size="8pt" fo:language="en" fo:country="US" style:font-name-asian="Arial" style:font-size-asian="8pt" style:font-name-complex="New York" style:font-size-complex="10pt"/>
    </style:style>
    <style:style style:name="JK" style:family="paragraph">
      <style:paragraph-properties fo:margin-left="0.2in" fo:margin-right="2.7in" fo:line-height="0.1665in" fo:orphans="2" fo:widows="2" fo:text-indent="-0.2in" style:auto-text-indent="false">
        <style:tab-stops>
          <style:tab-stop style:position="0.7in"/>
          <style:tab-stop style:position="2.3in" style:type="right"/>
        </style:tab-stops>
      </style:paragraph-properties>
      <style:text-properties style:use-window-font-color="true" style:font-name="Times" fo:font-size="8pt" fo:language="en" fo:country="US" style:font-name-asian="Arial" style:font-size-asian="8pt" style:font-name-complex="New York" style:font-size-complex="10pt"/>
    </style:style>
    <style:style style:name="I4" style:family="paragraph">
      <style:paragraph-properties fo:margin-left="0.5in" fo:margin-right="0in" fo:line-height="0.1665in" fo:orphans="2" fo:widows="2" fo:text-indent="-0.25in" style:auto-text-indent="false"/>
      <style:text-properties style:use-window-font-color="true" style:font-name="Times" fo:font-size="8pt" fo:language="en" fo:country="US" style:font-name-asian="Arial" style:font-size-asian="8pt" style:font-name-complex="New York" style:font-size-complex="10pt"/>
    </style:style>
    <style:style style:name="Faculty_20_heading" style:display-name="Faculty heading" style:family="paragraph">
      <style:paragraph-properties fo:line-height="0.1665in" fo:orphans="2" fo:widows="2"/>
      <style:text-properties style:use-window-font-color="true" style:font-name="Times" fo:font-size="10pt" fo:language="en" fo:country="US" fo:font-style="italic" style:font-name-asian="Arial" style:font-size-asian="10pt" style:font-style-asian="italic" style:font-name-complex="New York" style:font-size-complex="10pt"/>
    </style:style>
    <style:style style:name="H4" style:family="paragraph">
      <style:paragraph-properties fo:line-height="0.1665in" fo:text-align="center" style:justify-single-word="false" fo:orphans="2" fo:widows="2"/>
      <style:text-properties style:use-window-font-color="true" style:font-name="Times" fo:font-size="10pt" fo:language="en" fo:country="US" fo:font-weight="bold" style:font-name-asian="Arial" style:font-size-asian="10pt" style:font-weight-asian="bold" style:font-name-complex="New York" style:font-size-complex="10pt"/>
    </style:style>
    <style:style style:name="degree_20_requirem" style:display-name="degree requirem" style:family="paragraph">
      <style:paragraph-properties fo:margin-left="0.5in" fo:margin-right="0in" fo:line-height="0.1665in" fo:orphans="2" fo:widows="2" fo:text-indent="-0.5in" style:auto-text-indent="false"/>
      <style:text-properties style:use-window-font-color="true" style:font-name="Times" fo:font-size="8pt" fo:language="en" fo:country="US" style:font-name-asian="Arial" style:font-size-asian="8pt" style:font-name-complex="New York" style:font-size-complex="10pt"/>
    </style:style>
    <style:style style:name="P1" style:family="paragraph">
      <style:paragraph-properties fo:margin-left="0.75in" fo:margin-right="0in" fo:line-height="0.1665in" fo:orphans="2" fo:widows="2" fo:text-indent="0in" style:auto-text-indent="false"/>
      <style:text-properties style:use-window-font-color="true" style:font-name="Times" fo:font-size="8pt" fo:language="en" fo:country="US" style:font-name-asian="Arial" style:font-size-asian="8pt" style:font-name-complex="New York" style:font-size-complex="10pt"/>
    </style:style>
    <style:style style:name="P2" style:family="paragraph">
      <style:paragraph-properties fo:margin-left="1in" fo:margin-right="0in" fo:line-height="0.1665in" fo:orphans="2" fo:widows="2" fo:text-indent="-0.25in" style:auto-text-indent="false"/>
      <style:text-properties style:use-window-font-color="true" style:font-name="Times" fo:font-size="8pt" fo:language="en" fo:country="US" style:font-name-asian="Arial" style:font-size-asian="8pt" style:font-name-complex="New York" style:font-size-complex="10pt"/>
    </style:style>
    <style:style style:name="H5" style:family="paragraph">
      <style:paragraph-properties fo:line-height="0.1665in" fo:text-align="center" style:justify-single-word="false" fo:orphans="2" fo:widows="2"/>
      <style:text-properties style:use-window-font-color="true" style:font-name="Times" fo:font-size="10pt" fo:language="en" fo:country="US" fo:font-style="italic" fo:font-weight="bold" style:font-name-asian="Arial" style:font-size-asian="10pt" style:font-style-asian="italic" style:font-weight-asian="bold" style:font-name-complex="New York" style:font-size-complex="10pt"/>
    </style:style>
    <style:style style:name="N3" style:family="paragraph">
      <style:paragraph-properties fo:margin-left="0.5in" fo:margin-right="0in" fo:line-height="0.1252in" fo:orphans="2" fo:widows="2" fo:text-indent="-0.25in" style:auto-text-indent="false"/>
      <style:text-properties style:use-window-font-color="true" style:font-name="Times" fo:font-size="10pt" fo:language="en" fo:country="US" style:font-name-asian="Arial" style:font-size-asian="10pt" style:font-name-complex="New York" style:font-size-complex="10pt"/>
    </style:style>
    <style:style style:name="H6" style:family="paragraph">
      <style:paragraph-properties fo:line-height="0.1252in" fo:text-align="center" style:justify-single-word="false" fo:orphans="2" fo:widows="2"/>
      <style:text-properties style:use-window-font-color="true" style:font-name="Times" fo:font-size="8pt" fo:language="en" fo:country="US" style:font-name-asian="Arial" style:font-size-asian="8pt" style:font-name-complex="New York" style:font-size-complex="10pt"/>
    </style:style>
    <style:style style:name="Degree_3a_" style:display-name="Degree:" style:family="paragraph">
      <style:paragraph-properties fo:margin-left="0.8in" fo:margin-right="0in" fo:line-height="0.1665in" fo:orphans="2" fo:widows="2" fo:text-indent="-0.5in" style:auto-text-indent="false">
        <style:tab-stops>
          <style:tab-stop style:position="0.5in"/>
        </style:tab-stops>
      </style:paragraph-properties>
      <style:text-properties style:use-window-font-color="true" style:font-name="Times" fo:font-size="8pt" fo:language="en" fo:country="US" style:font-name-asian="Arial" style:font-size-asian="8pt" style:font-name-complex="New York" style:font-size-complex="10pt"/>
    </style:style>
    <style:style style:name="Div_20_name" style:display-name="Div name" style:family="paragraph">
      <style:paragraph-properties fo:margin-left="0.5in" fo:margin-right="0in" fo:line-height="0.1665in" fo:orphans="2" fo:widows="2" fo:text-indent="-0.5in" style:auto-text-indent="false"/>
      <style:text-properties style:use-window-font-color="true" style:font-name="Times" fo:font-size="10pt" fo:language="en" fo:country="US" fo:font-weight="bold" style:font-name-asian="Arial" style:font-size-asian="10pt" style:font-weight-asian="bold" style:font-name-complex="New York" style:font-size-complex="10pt"/>
    </style:style>
    <style:style style:name="Faculty_20_names" style:display-name="Faculty names" style:family="paragraph">
      <style:paragraph-properties fo:margin-left="0.5in" fo:margin-right="0in" fo:line-height="0.1665in" fo:orphans="2" fo:widows="2" fo:text-indent="-0.3in" style:auto-text-indent="false"/>
      <style:text-properties style:use-window-font-color="true" style:font-name="Times" fo:font-size="8pt" fo:language="en" fo:country="US" style:font-name-asian="Arial" style:font-size-asian="8pt" style:font-name-complex="New York" style:font-size-complex="10pt"/>
    </style:style>
    <style:style style:name="credits" style:family="paragraph">
      <style:paragraph-properties fo:margin-left="0.75in" fo:margin-right="0in" fo:line-height="0.1665in" fo:text-align="justify" style:justify-single-word="false" fo:orphans="2" fo:widows="2" fo:text-indent="0in" style:auto-text-indent="false">
        <style:tab-stops>
          <style:tab-stop style:position="4.5in" style:type="right" style:leader-style="dotted" style:leader-text="."/>
          <style:tab-stop style:position="4.75in" style:type="right" style:leader-style="dotted" style:leader-text="."/>
        </style:tab-stops>
      </style:paragraph-properties>
      <style:text-properties style:use-window-font-color="true" style:font-name="Times" fo:font-size="8pt" fo:language="en" fo:country="US" style:font-name-asian="Arial" style:font-size-asian="8pt" style:font-name-complex="New York" style:font-size-complex="10pt"/>
    </style:style>
    <style:style style:name="course_20_heading" style:display-name="course heading" style:family="paragraph">
      <style:paragraph-properties fo:margin-left="0.75in" fo:margin-right="0in" fo:line-height="0.1665in" fo:orphans="2" fo:widows="2" fo:text-indent="-0.25in" style:auto-text-indent="false">
        <style:tab-stops>
          <style:tab-stop style:position="4.5in" style:type="right" style:leader-style="dotted" style:leader-text="."/>
          <style:tab-stop style:position="5.5in" style:type="right" style:leader-style="dotted" style:leader-text="."/>
        </style:tab-stops>
      </style:paragraph-properties>
      <style:text-properties style:use-window-font-color="true" style:font-name="Times" fo:font-size="8pt" fo:language="en" fo:country="US" style:font-name-asian="Arial" style:font-size-asian="8pt" style:font-name-complex="New York" style:font-size-complex="10pt"/>
    </style:style>
    <style:style style:name="_2e_15_20_indent" style:display-name=".15 indent" style:family="paragraph">
      <style:paragraph-properties fo:margin-left="0.3in" fo:margin-right="0in" fo:line-height="0.1665in" fo:orphans="2" fo:widows="2" fo:text-indent="-0.15in" style:auto-text-indent="false"/>
      <style:text-properties style:use-window-font-color="true" style:font-name="Times" fo:font-size="8pt" fo:language="en" fo:country="US" style:font-name-asian="Arial" style:font-size-asian="8pt" style:font-name-complex="New York" style:font-size-complex="10pt"/>
    </style:style>
    <style:style style:name="P3" style:family="paragraph">
      <style:paragraph-properties fo:margin-left="0.75in" fo:margin-right="0in" fo:line-height="0.1665in" fo:text-align="justify" style:justify-single-word="false" fo:orphans="2" fo:widows="2" fo:text-indent="-0.25in" style:auto-text-indent="false"/>
      <style:text-properties style:use-window-font-color="true" style:font-name="Times" fo:font-size="8pt" fo:language="en" fo:country="US" style:font-name-asian="Arial" style:font-size-asian="8pt" style:font-name-complex="New York" style:font-size-complex="10pt"/>
    </style:style>
    <style:style style:name="right_20_side_20_courses" style:display-name="right side courses" style:family="paragraph">
      <style:paragraph-properties fo:margin-left="3in" fo:margin-right="0in" fo:line-height="0.1665in" fo:orphans="2" fo:widows="2" fo:text-indent="-0.2in" style:auto-text-indent="false">
        <style:tab-stops>
          <style:tab-stop style:position="3.5in"/>
          <style:tab-stop style:position="5.1in" style:type="right"/>
        </style:tab-stops>
      </style:paragraph-properties>
      <style:text-properties style:use-window-font-color="true" style:font-name="Times" fo:font-size="8pt" fo:language="en" fo:country="US" style:font-name-asian="Arial" style:font-size-asian="8pt" style:font-name-complex="New York" style:font-size-complex="10pt"/>
    </style:style>
    <style:style style:name="squeezed_20_courses" style:display-name="squeezed courses" style:family="paragraph">
      <style:paragraph-properties fo:margin-left="0.2in" fo:margin-right="0in" fo:line-height="0.1335in" fo:orphans="2" fo:widows="2" fo:text-indent="-0.2in" style:auto-text-indent="false">
        <style:tab-stops>
          <style:tab-stop style:position="0.7in"/>
          <style:tab-stop style:position="2.3in" style:type="right"/>
        </style:tab-stops>
      </style:paragraph-properties>
      <style:text-properties style:use-window-font-color="true" style:font-name="Times" fo:font-size="8pt" fo:language="en" fo:country="US" style:font-name-asian="Arial" style:font-size-asian="8pt" style:font-name-complex="New York" style:font-size-complex="10pt"/>
    </style:style>
    <style:style style:name="course_20_number" style:display-name="course number" style:family="paragraph">
      <style:paragraph-properties fo:line-height="0.1252in" fo:text-align="justify" style:justify-single-word="false" fo:orphans="2" fo:widows="2">
        <style:tab-stops>
          <style:tab-stop style:position="0.7in"/>
          <style:tab-stop style:position="2.3in" style:type="right"/>
          <style:tab-stop style:position="4.8in" style:type="right"/>
          <style:tab-stop style:position="5in" style:type="right"/>
          <style:tab-stop style:position="5.1in" style:type="right"/>
        </style:tab-stops>
      </style:paragraph-properties>
      <style:text-properties style:use-window-font-color="true" style:font-name="Times" fo:font-size="8pt" fo:language="en" fo:country="US" fo:font-weight="bold" style:font-name-asian="Arial" style:font-size-asian="8pt" style:font-weight-asian="bold" style:font-name-complex="New York" style:font-size-complex="10pt"/>
    </style:style>
    <style:style style:name="course_20_title" style:display-name="course title" style:family="paragraph">
      <style:paragraph-properties fo:margin-left="0.2in" fo:margin-right="0in" fo:line-height="0.1252in" fo:orphans="2" fo:widows="2" fo:text-indent="0in" style:auto-text-indent="false">
        <style:tab-stops>
          <style:tab-stop style:position="1.5in"/>
          <style:tab-stop style:position="5.1in" style:type="right"/>
        </style:tab-stops>
      </style:paragraph-properties>
      <style:text-properties style:use-window-font-color="true" style:font-name="Times" fo:font-size="8pt" fo:language="en" fo:country="US" fo:font-weight="bold" style:font-name-asian="Arial" style:font-size-asian="8pt" style:font-weight-asian="bold" style:font-name-complex="New York" style:font-size-complex="10pt"/>
    </style:style>
    <style:style style:name="course_20_description" style:display-name="course description" style:family="paragraph">
      <style:paragraph-properties fo:line-height="0.1252in" fo:text-align="justify" style:justify-single-word="false" fo:orphans="2" fo:widows="2">
        <style:tab-stops>
          <style:tab-stop style:position="1.5in"/>
          <style:tab-stop style:position="5.1in" style:type="right"/>
        </style:tab-stops>
      </style:paragraph-properties>
      <style:text-properties style:use-window-font-color="true" style:font-name="Times" fo:font-size="8pt" fo:language="en" fo:country="US" style:font-name-asian="Arial" style:font-size-asian="8pt" style:font-name-complex="New York" style:font-size-complex="10pt"/>
    </style:style>
    <style:style style:name="_31__5f_course_20_title" style:display-name="1_course title" style:family="paragraph">
      <style:paragraph-properties fo:margin-left="0.2in" fo:margin-right="0in" fo:line-height="0.1252in" fo:orphans="2" fo:widows="2" fo:text-indent="0in" style:auto-text-indent="false"/>
      <style:text-properties style:use-window-font-color="true" style:font-name="Times" fo:font-size="8pt" fo:language="en" fo:country="US" fo:font-weight="bold" style:font-name-asian="Arial" style:font-size-asian="8pt" style:font-weight-asian="bold" style:font-name-complex="New York" style:font-size-complex="10pt"/>
    </style:style>
    <style:style style:name="_31__5f_course_20_description" style:display-name="1_course description" style:family="paragraph">
      <style:paragraph-properties fo:line-height="0.1252in" fo:text-align="justify" style:justify-single-word="false" fo:orphans="2" fo:widows="2"/>
      <style:text-properties style:use-window-font-color="true" style:font-name="Times" fo:font-size="8pt" fo:language="en" fo:country="US" style:font-name-asian="Arial" style:font-size-asian="8pt" style:font-name-complex="New York" style:font-size-complex="10pt"/>
    </style:style>
    <style:style style:name="subindent" style:family="paragraph">
      <style:paragraph-properties fo:margin-left="2in" fo:margin-right="0in" fo:line-height="0.1665in" fo:orphans="2" fo:widows="2" fo:text-indent="-0.2in" style:auto-text-indent="false"/>
      <style:text-properties style:use-window-font-color="true" style:font-name="Courier" fo:font-size="12pt" fo:language="en" fo:country="US" style:font-name-asian="Arial" style:font-size-asian="12pt" style:font-name-complex="New York" style:font-size-complex="10pt"/>
    </style:style>
    <style:style style:name="E-mail_20_Signature" style:display-name="E-mail Signature" style:family="paragraph" style:parent-style-name="Standard">
      <style:text-properties style:font-name="Times New Roma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text-properties style:font-name="Wingdings" fo:font-weight="normal" style:font-name-asian="Times New Roman" style:font-weight-asian="normal" style:font-name-complex="Symbol"/>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37% 100%" style:font-name="Times" fo:font-size="8pt" style:font-size-asian="8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417in" fo:text-indent="-0.2917in" fo:margin-left="0.5417in"/>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text-properties style:font-name="Times New Roman"/>
    </style:style>
    <style:style style:name="MT2" style:family="text">
      <style:text-properties style:font-name="Times New Roman" style:text-underline-style="solid" style:text-underline-width="auto" style:text-underline-color="font-color"/>
    </style:style>
    <style:style style:name="MT3" style:family="text">
      <style:text-properties style:text-underline-style="solid" style:text-underline-width="auto" style:text-underline-color="font-color"/>
    </style:style>
    <style:style style:name="MT4" style:family="text">
      <style:text-properties style:font-name="Times New Roman" fo:font-size="10pt" style:font-size-asian="10pt"/>
    </style:style>
    <style:style style:name="MT5" style:family="text">
      <style:text-properties style:font-name="Times New Roman" fo:font-size="8pt" style:font-size-asian="8pt"/>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039in" fo:margin-bottom="0in" style:dynamic-spacing="true"/>
      </style:header-style>
      <style:footer-style>
        <style:header-footer-properties fo:min-height="0.039in" fo:margin-top="0in" style:dynamic-spacing="true"/>
      </style:footer-style>
    </style:page-layout>
    <style:page-layout style:name="Mpm2">
      <style:page-layout-properties fo:page-width="8.5in" fo:page-height="11in" style:num-format="1" style:print-orientation="portrait" fo:margin-top="0.5in" fo:margin-bottom="0.3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number:date-style style:name="N116">
      <number:month/>
      <number:text>/</number:text>
      <number:day/>
      <number:text>/</number:text>
      <number:year/>
    </number:date-style>
  </office:automatic-styles>
  <office:master-styles>
    <style:master-page style:name="Standard" style:page-layout-name="Mpm1">
      <style:header>
        <text:p text:style-name="Header"><text:span text:style-name="MT1">Name: <text:s/></text:span><text:span text:style-name="MT2"><text:s/>Joshua Holbrook</text:span><text:span text:style-name="MT3"><text:tab/></text:span><text:tab/><text:span text:style-name="MT4">Page </text:span><text:span text:style-name="Page_20_Number"><text:span text:style-name="MT4"><text:page-number text:select-page="current">4</text:page-number></text:span></text:span><text:span text:style-name="Page_20_Number"><text:span text:style-name="MT4"> of 3</text:span></text:span></text:p>
      </style:header>
      <style:footer>
        <text:p text:style-name="Footer"/>
        <text:p text:style-name="Standard"/>
        <text:p text:style-name="Standard"><text:span text:style-name="MT5">Updated </text:span><text:span text:style-name="MT5"><text:date style:data-style-name="N116" text:date-value="2010-07-07T15:35:36.99">7/7/10</text:date></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University of Alaska Fairbanks</dc:title>
    <meta:initial-creator>Graduate School</meta:initial-creator>
    <meta:creation-date>2007-02-06T10:00:00</meta:creation-date>
    <dc:creator>Joshua Holbrook</dc:creator>
    <dc:date>2010-07-07T15:35:36</dc:date>
    <meta:print-date>2006-02-21T12:19:00</meta:print-date>
    <meta:editing-cycles>3</meta:editing-cycles>
    <meta:editing-duration>PT25H45M32S</meta:editing-duration>
    <meta:generator>OpenOffice.org/3.1$Linux OpenOffice.org_project/310m19$Build-9420</meta:generator>
    <meta:document-statistic meta:table-count="1" meta:image-count="0" meta:object-count="0" meta:page-count="4" meta:paragraph-count="89" meta:word-count="945" meta:character-count="7016"/>
  </office:meta>
</office:document-meta>
</file>